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cm" svg:stroke-color="#168253" draw:marker-start-width="3.2cm" draw:marker-end-width="3.2cm" svg:stroke-linecap="round" draw:fill="none" draw:textarea-vertical-align="middle" fo:padding-top="1.125cm" fo:padding-bottom="1.125cm" fo:padding-left="1.25cm" fo:padding-right="1.25cm" draw:shadow="hidden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0.45cm" svg:y1="22.95cm" svg:x2="18.95cm" svg:y2="5.95cm">
          <text:p/>
        </draw:line>
        <draw:line draw:style-name="gr1" draw:text-style-name="P1" draw:layer="layout" svg:x1="2.35cm" svg:y1="15cm" svg:x2="10.35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3:40:05.862000000</meta:creation-date>
    <meta:editing-duration>PT1H4M45S</meta:editing-duration>
    <meta:editing-cycles>8</meta:editing-cycles>
    <meta:generator>LibreOffice/24.2.4.2$Windows_X86_64 LibreOffice_project/51a6219feb6075d9a4c46691dcfe0cd9c4fff3c2</meta:generator>
    <dc:date>2025-11-20T12:42:00.437000000</dc:date>
    <meta:document-statistic meta:object-count="2"/>
  </office:meta>
</office:document-meta>
</file>